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oft-page-break/>Services</text:h>
      <text:h text:style-name="Heading_20_3" text:outline-level="3">Social Media</text:h>
      <text:p text:style-name="Heading">Spread Your Influence (intro)</text:p>
      <text:p text:style-name="Heading">Facebook Applications</text:p>
      <text:p text:style-name="Heading">Social Media Networking</text:p>
      <text:h text:style-name="Heading_20_3" text:outline-level="3">Ecommerce</text:h>
      <text:p text:style-name="Heading">Standard Ecommerce Websites</text:p>
      <text:p text:style-name="Heading">Purpose Built Applications</text:p>
      <text:h text:style-name="Heading_20_3" text:outline-level="3">Web &amp; UI Design</text:h>
      <text:p text:style-name="Heading">Let your customers experience the difference (intro)</text:p>
      <text:p text:style-name="Heading">Website Design</text:p>
      <text:p text:style-name="Heading">User Interface &amp; Experience</text:p>
      <text:p text:style-name="Heading">Templates, Styles &amp; Skins</text:p>
      <text:h text:style-name="Heading_20_3" text:outline-level="3">Application Development</text:h>
      <text:p text:style-name="Heading">Web Applications </text:p>
      <text:p text:style-name="Heading">Plug-ins, Widgets &amp; Tools</text:p>
      <text:p text:style-name="Heading">Content Management</text:p>
      <text:p text:style-name="Heading">Server Applications</text:p>
      <text:h text:style-name="Heading_20_3" text:outline-level="3">Search Optimisation &amp; Marketing</text:h>
      <text:p text:style-name="Heading">Search Placement</text:p>
      <text:p text:style-name="Heading">Search Optimisation</text:p>
      <text:p text:style-name="Heading"><text:soft-page-break/>Search Marketing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9T18:23:51</meta:creation-date>
    <dc:date>2010-06-09T18:44:58</dc:date>
    <meta:editing-duration>PT00H21M12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3" meta:paragraph-count="22" meta:word-count="62" meta:character-count="472"/>
  </office:meta>
</office:document-meta>
</file>